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Malgun Gothic" svg:font-family="Malgun Gothic" style:font-family-generic="swiss" style:font-pitch="variable" svg:panose-1="2 11 5 3 2 0 0 2 0 4"/>
  </office:font-face-decls>
  <office:automatic-styles>
    <style:style style:name="P1" style:parent-style-name="Puesto" style:master-page-name="MP0" style:family="paragraph">
      <style:paragraph-properties fo:break-before="page" fo:text-align="center"/>
      <style:text-properties fo:font-size="20pt" style:font-size-asian="20pt"/>
    </style:style>
    <style:style style:name="T2" style:parent-style-name="Fuentedepárrafopredeter." style:family="text">
      <style:text-properties fo:font-weight="bold" style:font-weight-asian="bold"/>
    </style:style>
    <style:style style:name="T3" style:parent-style-name="Fuentedepárrafopredeter." style:family="text">
      <style:text-properties fo:font-weight="bold" style:font-weight-asian="bold"/>
    </style:style>
    <style:style style:name="T4" style:parent-style-name="Fuentedepárrafopredeter." style:family="text">
      <style:text-properties fo:font-weight="bold" style:font-weight-asian="bold"/>
    </style:style>
    <style:style style:name="T5" style:parent-style-name="Fuentedepárrafopredeter." style:family="text">
      <style:text-properties fo:font-weight="bold" style:font-weight-asian="bold" style:text-underline-type="single" style:text-underline-style="solid" style:text-underline-width="auto" style:text-underline-mode="continuous"/>
    </style:style>
    <style:style style:name="T6" style:parent-style-name="Fuentedepárrafopredeter." style:family="text">
      <style:text-properties fo:font-weight="bold" style:font-weight-asian="bold"/>
    </style:style>
    <style:style style:name="T7" style:parent-style-name="Fuentedepárrafopredeter." style:family="text">
      <style:text-properties fo:font-weight="bold" style:font-weight-asian="bold" style:text-underline-type="single" style:text-underline-style="solid" style:text-underline-width="auto" style:text-underline-mode="continuous"/>
    </style:style>
    <style:style style:name="T8" style:parent-style-name="Fuentedepárrafopredeter." style:family="text">
      <style:text-properties fo:font-weight="bold" style:font-weight-asian="bold"/>
    </style:style>
    <style:style style:name="T9" style:parent-style-name="Fuentedepárrafopredeter." style:family="text">
      <style:text-properties fo:font-weight="bold" style:font-weight-asian="bold"/>
    </style:style>
    <style:style style:name="T10" style:parent-style-name="Fuentedepárrafopredeter." style:family="text">
      <style:text-properties fo:font-weight="bold" style:font-weight-asian="bold"/>
    </style:style>
    <style:style style:name="T11" style:parent-style-name="Fuentedepárrafopredeter." style:family="text">
      <style:text-properties fo:font-weight="bold" style:font-weight-asian="bold"/>
    </style:style>
    <style:style style:name="T12" style:parent-style-name="Fuentedepárrafopredeter." style:family="text">
      <style:text-properties fo:font-weight="bold" style:font-weight-asian="bold"/>
    </style:style>
    <style:style style:name="P13" style:parent-style-name="Sinespaciado" style:family="paragraph">
      <style:text-properties fo:font-weight="bold" style:font-weight-asian="bold"/>
    </style:style>
    <style:style style:name="T14" style:parent-style-name="Textoennegrita" style:family="text">
      <style:text-properties fo:font-weight="normal" style:font-weight-asian="normal" style:font-weight-complex="normal"/>
    </style:style>
    <style:style style:name="P15" style:parent-style-name="Normal" style:family="paragraph">
      <style:paragraph-properties fo:break-before="page"/>
    </style:style>
    <style:style style:name="T16" style:parent-style-name="Textoennegrita" style:family="text">
      <style:text-properties fo:font-weight="normal" style:font-weight-asian="normal" style:font-weight-complex="normal"/>
    </style:style>
    <style:style style:name="P17" style:parent-style-name="Sinespaciado" style:family="paragraph">
      <style:text-properties fo:font-weight="bold" style:font-weight-asian="bold"/>
    </style:style>
  </office:automatic-styles>
  <office:body>
    <office:text text:use-soft-page-breaks="true">
      <text:p text:style-name="P1">Emiliano Montesdeoca del Puerto</text:p>
      <text:p text:style-name="Puesto">¿Qué es una partición de disco?</text:p>
      <text:p text:style-name="Sinespaciado"><text:line-break/>Particiones son diferentes secciones virtuales en las que se divide un disco duro, virtuales porque físicamente no existe tal división, los límites de cada espacio solo serán reflejados en la tabla de particiones que es un diminuto espacio que se encuentra al comienzo del disco y es leído por el sistema operativo para conocer la estructura de un disco.</text:p>
      <text:p text:style-name="Sinespaciado"/>
      <text:p text:style-name="Puesto">Tipos de particiones:</text:p>
      <text:h text:style-name="Título2" text:outline-level="2">Partición<text:s/>primaria:</text:h>
      <text:p text:style-name="Sinespaciado">Son divisiones primarias del disco duro, y solo pueden haber 4 particiones primarias<text:s/>depende<text:s/>de la tabla de particiones. Estas particiones son las que pueden ser detectadas por sistemas operativos y les pueden asignar una letra de unidad.</text:p>
      <text:h text:style-name="Título2" text:outline-level="2">Partición<text:s/>extendida:</text:h>
      <text:p text:style-name="Sinespaciado">Actúa<text:s/>como una partición primaria, sirve para contener<text:s/>múltiples<text:s/>unidades lógicas en su interior, fue ideada para romper la limitación de 4 particiones primarias en un solo disco físico. Solo puede<text:s/>existir<text:s/>una partición de este tipo por disco, y sirve para contener particiones lógicas. Por lo tanto, es el único tipo de partición que no soporta un sistema de archivos directamente.</text:p>
      <text:h text:style-name="Título2" text:outline-level="2">Partición lógica:<text:s/></text:h>
      <text:p text:style-name="Sinespaciado">Ocupa una porción de la partición<text:s/>extendida<text:s/>o la totalidad de ella, y se le ha asignado un sistema de archivos y una<text:s/>letra<text:s/>de unidad por lo que se puede instalar un sistema operativo en<text:s/>él.</text:p>
      <text:p text:style-name="Sinespaciado"/>
      <text:p text:style-name="Sinespaciado"><text:span text:style-name="T2">En resu</text:span><text:span text:style-name="T3">men, hay 3 tipos de particiones:</text:span><text:span text:style-name="T4"><text:s/></text:span><text:span text:style-name="T5">Primaria</text:span><text:span text:style-name="T6">, 4 máximas en las que se pueden instalar sistemas operativos,<text:s/></text:span><text:span text:style-name="T7">Extendida</text:span><text:span text:style-name="T8">, sirve para romper</text:span><text:span text:style-name="T9"><text:s/></text:span><text:span text:style-name="T10">la barrera de solo 4 particiones y sirve para almacenar<text:s/></text:span><text:span text:style-name="T11">particiones</text:span><text:span text:style-name="T12"><text:s/>lógicas, en esta partición no tiene sistema de archivos por lo que no se puede instalar un sistema operativo, y por ultimo las particiones lógicas son como particiones primarias pero están dentro de una partición extendida.<text:s/></text:span></text:p>
      <text:p text:style-name="P13"/>
      <text:h text:style-name="Título2" text:outline-level="2">MBR y GPT</text:h>
      <text:p text:style-name="Sinespaciado"/>
      <text:p text:style-name="Sinespaciado">MBR, acrónimo de<text:span text:style-name="apple-converted-space"> </text:span><text:span text:style-name="T14">Master Boot Record</text:span>, es el estándar que empezó a funcionar en 1983 y que a día de hoy sigue siendo totalmente funcional, sin embargo, los años empiezan a pesar en él tal como avanza la tecnología. Una de las principales limitaciones de este estilo de particiones es el tamaño máximo con el que puede trabajar: 2 TB (aunque por software sí es posible superarlo, aunque no recomendable). Otra limitación, aunque no muy importante, es que MBR<text:s/><text:soft-page-break/>solo puede trabajar con 4 particiones primarias, por lo que para crear más de 4 debemos recurrir a las particiones extendidas.</text:p>
      <text:p text:style-name="P15"/>
      <text:p text:style-name="Sinespaciado"/>
      <text:p text:style-name="Sinespaciado">GPT, acrónimo de <text:span text:style-name="T16">GUID Partition Table</text:span>, es el nuevo estándar que está sustituyendo a MBR y que está asociado con los nuevos sistemas UEFI. Su nombre viene de que a cada partición se le asocia un único identificador global (GUID), un identificador aleatorio tan largo que cada partición en el mundo podría tener su ID único. A día de hoy, GPT no tiene ningún límite más allá que los que establezcan los propios sistemas operativos, tanto en tamaño como en número de particiones (por ejemplo, Windows tiene un límite de 128 particiones).</text:p>
      <text:p text:style-name="Sinespaciado"/>
      <text:p text:style-name="P17">El encargado de dar un esquema de particiones al disco duro son las herramientas que incluyen los sistemas operativos como puede ser el Gparted para Linux y Diskpart para Windows</text:p>
      <text:p text:style-name="Sinespaciado"/>
      <text:p text:style-name="Sinespaciado"/>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Malgun Gothic" svg:font-family="Malgun Gothic" style:font-family-generic="swiss" style:font-pitch="variable" svg:panose-1="2 11 5 3 2 0 0 2 0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Malgun Gothic" style:font-name-complex="Times New Roman" fo:color="#2E74B5" fo:font-size="16pt" style:font-size-asian="16pt" style:font-size-complex="16pt" fo:hyphenate="false"/>
    </style:style>
    <style:style style:name="Título2" style:display-name="Título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es" style:country-asian="ES"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2Car" style:display-name="Título 2 Car" style:family="text" style:parent-style-name="Fuentedepárrafopredeter.">
      <style:text-properties style:font-name="Times New Roman" style:font-name-asian="Times New Roman" style:font-name-complex="Times New Roman" fo:font-weight="bold" style:font-weight-asian="bold" style:font-weight-complex="bold" fo:font-size="18pt" style:font-size-asian="18pt" style:font-size-complex="18pt" style:language-asian="es" style:country-asian="ES"/>
    </style:style>
    <style:style style:name="Título1Car" style:display-name="Título 1 Car" style:family="text" style:parent-style-name="Fuentedepárrafopredeter.">
      <style:text-properties style:font-name="Calibri Light" style:font-name-asian="Malgun Gothic" style:font-name-complex="Times New Roman" fo:color="#2E74B5" fo:font-size="16pt" style:font-size-asian="16pt" style:font-size-complex="16pt"/>
    </style:style>
    <style:style style:name="apple-converted-space" style:display-name="apple-converted-space" style:family="text" style:parent-style-name="Fuentedepárrafopredeter."/>
    <style:style style:name="Textoennegrita" style:display-name="Texto en negrita" style:family="text" style:parent-style-name="Fuentedepárrafopredeter.">
      <style:text-properties fo:font-weight="bold" style:font-weight-asian="bold" style:font-weight-complex="bold"/>
    </style:style>
    <style:style style:name="Sinespaciado" style:display-name="Sin espaciado" style:family="paragraph">
      <style:paragraph-properties fo:margin-bottom="0in" fo:line-height="100%"/>
      <style:text-properties fo:hyphenate="false"/>
    </style:style>
    <style:style style:name="Puesto" style:display-name="Puesto" style:family="paragraph" style:parent-style-name="Normal" style:next-style-name="Normal">
      <style:paragraph-properties fo:margin-bottom="0in" fo:line-height="100%"/>
      <style:text-properties style:font-name="Calibri Light" style:font-name-asian="Malgun Gothic" style:font-name-complex="Times New Roman" fo:letter-spacing="-0.0069in" style:letter-kerning="true" fo:font-size="28pt" style:font-size-asian="28pt" style:font-size-complex="28pt" fo:hyphenate="false"/>
    </style:style>
    <style:style style:name="PuestoCar" style:display-name="Puesto Car" style:family="text" style:parent-style-name="Fuentedepárrafopredeter.">
      <style:text-properties style:font-name="Calibri Light" style:font-name-asian="Malgun Gothic" style:font-name-complex="Times New Roman" fo:letter-spacing="-0.0069in" style:letter-kerning="true" fo:font-size="28pt" style:font-size-asian="28pt" style:font-size-complex="2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miliano Montesdeoca del Puerto</meta:initial-creator>
    <dc:creator>Emiliano Montesdeoca del Puerto</dc:creator>
    <meta:creation-date>2017-01-16T13:14:00Z</meta:creation-date>
    <dc:date>2017-01-16T13:40:00Z</dc:date>
    <meta:template xlink:href="Normal" xlink:type="simple"/>
    <meta:editing-cycles>2</meta:editing-cycles>
    <meta:editing-duration>PT1560S</meta:editing-duration>
    <meta:document-statistic meta:page-count="3" meta:paragraph-count="6" meta:word-count="471" meta:character-count="3058" meta:row-count="21" meta:non-whitespace-character-count="2593"/>
  </office:meta>
</office:document-meta>
</file>